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title">
      <style:graphic-properties fo:min-height="1.5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text-align="start"/>
      <style:text-properties fo:font-size="9pt" fo:language="en" fo:country="US" style:font-size-asian="9pt" style:font-size-complex="9pt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 fo:text-align="center"/>
    </style:style>
    <style:style style:name="P8" style:family="paragraph">
      <style:paragraph-properties fo:text-align="star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BASH SCRIPTING CURSO BÁSICO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PRESENTADO POR:</text:p>
            <text:p text:style-name="P1">JEASSON ALFONSO SUÁREZ SÁNCHEZ</text:p>
            <text:p text:style-name="P1">20182020107</text:p>
          </draw:text-box>
        </draw:frame>
        <draw:frame draw:style-name="gr1" draw:text-style-name="P3" draw:layer="layout" svg:width="1.705cm" svg:height="0.6cm" svg:x="3.8cm" svg:y="0.4cm">
          <draw:image xlink:href="Pictures/10000000000000580000001F05AC5E64C9D37ACD.png" xlink:type="simple" xlink:show="embed" xlink:actuate="onLoad" loext:mime-type="image/png">
            <text:p/>
          </draw:image>
        </draw:frame>
        <draw:frame presentation:style-name="pr3" draw:text-style-name="P5" draw:layer="layout" svg:width="20.799cm" svg:height="1.59cm" svg:x="2.2cm" svg:y="0.01cm" presentation:class="title" presentation:user-transformed="true">
          <draw:text-box>
            <text:p text:style-name="P4"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ONTENIDO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rramientas para llevar a cabo el curso básico <text:s/>de bash scripting</text:p>
                <text:list>
                  <text:list-item>
                    <text:p>OBS Studio</text:p>
                  </text:list-item>
                  <text:list-item>
                    <text:p>OpenShot Video Editor</text:p>
                  </text:list-item>
                </text:list>
              </text:list-item>
              <text:list-item>
                <text:p>Contenido del curso</text:p>
                <text:list>
                  <text:list-item>
                    <text:p>Que es bash</text:p>
                  </text:list-item>
                  <text:list-item>
                    <text:p>Creacion del primer script</text:p>
                  </text:list-item>
                  <text:list-item>
                    <text:p>Ejecutando el primer script</text:p>
                  </text:list-item>
                  <text:list-item>
                    <text:p>Usando scripts con comandos de conso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ONTENIDO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onentes básicos de programación</text:p>
                <text:list>
                  <text:list-item>
                    <text:p>Variables</text:p>
                  </text:list-item>
                  <text:list-item>
                    <text:p>Variables de entorno</text:p>
                  </text:list-item>
                  <text:list-item>
                    <text:p>Constantes</text:p>
                  </text:list-item>
                  <text:list-item>
                    <text:p>Comentarios</text:p>
                  </text:list-item>
                  <text:list-item>
                    <text:p>Funciones</text:p>
                  </text:list-item>
                </text:list>
              </text:list-item>
              <text:list-item>
                <text:p>Estructuras de control</text:p>
                <text:list>
                  <text:list-item>
                    <text:p>if/else</text:p>
                  </text:list-item>
                  <text:list-item>
                    <text:p>Ciclos</text:p>
                  </text:list-item>
                </text:list>
              </text:list-item>
              <text:list-item>
                <text:p>Fin del curso.</text:p>
              </text:list-item>
            </text:list>
          </draw:text-box>
        </draw:frame>
        <presentation:notes draw:style-name="dp1">
          <draw:page-thumbnail draw:style-name="gr2" draw:layer="layout" svg:width="14.85cm" svg:height="11.14cm" svg:x="3.07cm" svg:y="2.26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5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7">Herramientas para llevar a cabo el curso básico <text:s/>de bash scripting</text:p>
              </text:list-header>
            </text:list>
          </draw:text-box>
        </draw:frame>
        <draw:frame presentation:style-name="pr6" draw:text-style-name="P8" draw:layer="layout" svg:width="12.297cm" svg:height="8.886cm" svg:x="1.303cm" svg:y="6.6cm" presentation:class="outline" presentation:user-transformed="true">
          <draw:text-box>
            <text:list text:style-name="L2">
              <text:list-header>
                <text:p text:style-name="P8"><text:span text:style-name="T2">OBS Studio</text:span></text:p>
                <text:p text:style-name="P8"><text:span text:style-name="T3">Aplicación libre y de código abierto, utilizado para grabación y transmisión de video por internet, es mantenido por OBS Project</text:span></text:p>
              </text:list-header>
            </text:list>
          </draw:text-box>
        </draw:frame>
        <draw:frame presentation:style-name="pr6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presentation:notes draw:style-name="dp2">
          <draw:page-thumbnail draw:style-name="gr2" draw:layer="layout" svg:width="14.85cm" svg:height="11.14cm" svg:x="3.074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0:47:36.024918387</meta:creation-date>
    <meta:editing-duration>PT1M23S</meta:editing-duration>
    <meta:editing-cycles>2</meta:editing-cycles>
    <meta:generator>LibreOffice/6.4.7.2$Linux_X86_64 LibreOffice_project/40$Build-2</meta:generator>
    <dc:title>Blueprint Plans</dc:title>
    <dc:date>2022-03-24T11:10:01.029165534</dc:date>
    <meta:document-statistic meta:object-count="53"/>
  </office:meta>
</office:document-meta>
</file>